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e cla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p och ma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ivate, publ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ri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Str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mpanjonsobjek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ypparametrar [Int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alfall, sekvensalgoritm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b pira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r ska jag träna datastrukturer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derscore i olika sammanha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änginterpolator s”$x”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u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able / immut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d är en typ och hur kan klass bli en typ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mma parenteser (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illnad mellan argument och parame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eudok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r hitta buggar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04 datastruktur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illnad på olika parenteser {[(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rminologi allmä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pdatering av variabler som refererar till varand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, lazy val, v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är använda terminal, editor, IDE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mattering/upplägg av kod, indrag, var ska objekt vara?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Bättre instruktioner på labbarna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bra med sammanfattning på slutet av föreläsningarna</text:p>
          </table:table-cell>
        </table:table-row>
      </table:table>
      <table:named-expressions/>
      <table:database-ranges>
        <table:database-range table:name="__Anonymous_Sheet_DB__0" table:target-range-address="Sheet1.A1:Sheet1.B30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7:21:14.757000000</meta:creation-date>
    <meta:generator>LibreOffice/5.2.0.4$Windows_x86 LibreOffice_project/066b007f5ebcc236395c7d282ba488bca6720265</meta:generator>
    <dc:date>2016-10-05T09:12:30.776000000</dc:date>
    <meta:editing-duration>PT21H15M1S</meta:editing-duration>
    <meta:editing-cycles>1</meta:editing-cycles>
    <meta:document-statistic meta:table-count="1" meta:cell-count="60" meta:object-count="0"/>
  </office:meta>
</office:document-meta>
</file>